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bf3" officeooo:paragraph-rsid="00051bf3"/>
    </style:style>
    <style:style style:name="T1" style:family="text">
      <style:text-properties officeooo:rsid="00070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i <text:span text:style-name="T1">muokatt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31:49.050472505</meta:creation-date>
    <dc:date>2018-10-29T15:39:43.074565437</dc:date>
    <meta:editing-duration>PT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